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6cm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00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2" style:family="text">
      <style:text-properties fo:color="#00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3" style:family="text">
      <style:text-properties fo:color="#ff00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4" style:family="text">
      <style:text-properties fo:color="#00ffff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5" style:family="text">
      <style:text-properties fo:color="#00ff00" fo:font-family="Thorndale, 'Times New Roman'" style:font-family-generic="roman" style:font-pitch="variable" style:font-family-asian="Thorndale, 'Times New Roman'" style:font-family-generic-asian="roman" style:font-pitch-asian="variable" style:font-family-complex="Thorndale, 'Times New Roman'" style:font-family-generic-complex="roman" style:font-pitch-complex="variable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5.946cm" svg:height="14.296cm" svg:x="0.64cm" svg:y="0.853cm">
          <draw:text-box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  <text:p text:style-name="P1"><text:span text:style-name="T1">Elle</text:span><text:span text:style-name="T2"> ouviu passos silenciosos atrás dele. Isso não </text:span><text:span text:style-name="T3">esktava</text:span><text:span text:style-name="T2"> certo. Quem poderia estar lhe seguindo a esta hora da </text:span><text:span text:style-name="T4">noitee</text:span><text:span text:style-name="T2"> e nesta parte isolada da cidade? E justo neste exato momento em que ele iria dar o seu grande golpe. </text:span><text:span text:style-name="T5">Haveriao</text:span><text:span text:style-name="T2"> outro safado que teria tido <text:s/>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Padrão" style:page-layout-name="PM1" draw:style-name="dp1">
      <draw:frame presentation:style-name="Padrão-title" draw:layer="backgroundobjects" svg:width="23.911cm" svg:height="3.506cm" svg:x="2.058cm" svg:y="1.743cm" presentation:class="title" presentation:placeholder="true">
        <draw:text-box/>
      </draw:frame>
      <draw:frame presentation:style-name="Padrão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Padrão-title" draw:layer="backgroundobjects" svg:width="13.708cm" svg:height="10.281cm" svg:x="3.64cm" svg:y="2.853cm" presentation:class="page"/>
        <draw:frame presentation:style-name="Padrão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4-01-07T15:01:46</meta:creation-date>
    <dc:date>2004-01-13T13:42:10</dc:date>
    <meta:editing-cycles>5</meta:editing-cycles>
    <meta:editing-duration>PT7M5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